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2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mage</text:p>
          </table:table-cell>
        </table:table-row>
        <table:table-row table:style-name="ro1">
          <table:table-cell office:value-type="string">
            <text:p>Fountain</text:p>
          </table:table-cell>
          <table:table-cell office:value-type="string">
            <text:p>1perbuilding.red.png</text:p>
          </table:table-cell>
        </table:table-row>
        <table:table-row table:style-name="ro1">
          <table:table-cell office:value-type="string">
            <text:p>Library</text:p>
          </table:table-cell>
          <table:table-cell office:value-type="string">
            <text:p>1per2people.red.png</text:p>
          </table:table-cell>
        </table:table-row>
        <table:table-row table:style-name="ro1">
          <table:table-cell office:value-type="string">
            <text:p>Market</text:p>
          </table:table-cell>
          <table:table-cell office:value-type="string">
            <text:p>1percoin.red.png</text:p>
          </table:table-cell>
        </table:table-row>
        <table:table-row table:style-name="ro1">
          <table:table-cell office:value-type="string">
            <text:p>Garden</text:p>
          </table:table-cell>
          <table:table-cell office:value-type="string">
            <text:p>3percivic.red.png</text:p>
          </table:table-cell>
        </table:table-row>
        <table:table-row table:style-name="ro1">
          <table:table-cell office:value-type="string">
            <text:p>Fountain</text:p>
          </table:table-cell>
          <table:table-cell office:value-type="string">
            <text:p>1perbuilding.blue.png</text:p>
          </table:table-cell>
        </table:table-row>
        <table:table-row table:style-name="ro1">
          <table:table-cell office:value-type="string">
            <text:p>Library</text:p>
          </table:table-cell>
          <table:table-cell office:value-type="string">
            <text:p>1per2people.blue.png</text:p>
          </table:table-cell>
        </table:table-row>
        <table:table-row table:style-name="ro1">
          <table:table-cell office:value-type="string">
            <text:p>Market</text:p>
          </table:table-cell>
          <table:table-cell office:value-type="string">
            <text:p>1percoin.blue.png</text:p>
          </table:table-cell>
        </table:table-row>
        <table:table-row table:style-name="ro1">
          <table:table-cell office:value-type="string">
            <text:p>Garden</text:p>
          </table:table-cell>
          <table:table-cell office:value-type="string">
            <text:p>3percivic.blue.png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8">05/18/2024</text:date>, <text:time>13:0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5S</meta:editing-duration>
    <meta:editing-cycles>4</meta:editing-cycles>
    <meta:generator>OpenOffice/4.1.15$Win32 OpenOffice.org_project/4115m2$Build-9813</meta:generator>
    <dc:date>2024-05-18T13:03:45.57</dc: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